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4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7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9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8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96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6.1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9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4cm"/>
    </style:style>
    <style:style style:name="pr4" style:family="presentation" style:parent-style-name="Default-outline1">
      <style:graphic-properties fo:min-height="11.77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auto-grow-height="true" fo:min-height="13.859cm"/>
    </style:style>
    <style:style style:name="pr7" style:family="presentation" style:parent-style-name="Default-outline1">
      <style:graphic-properties fo:min-height="13.859cm"/>
    </style:style>
    <style:style style:name="P1" style:family="paragraph">
      <style:text-properties fo:color="#000080" fo:font-size="24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fo:color="#004586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color="#004586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text-properties fo:font-size="28.1000003814697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0084d1" fo:font-size="24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color="#000080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style:paragraph-properties fo:text-align="start"/>
      <style:text-properties fo:color="#0066cc" fo:font-size="24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7" style:family="paragraph">
      <style:text-properties fo:font-size="22pt" style:font-size-asian="22pt" style:font-size-complex="22pt"/>
    </style:style>
    <style:style style:name="T1" style:family="text">
      <style:text-properties fo:color="#000080" fo:font-size="3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2" style:family="text">
      <style:text-properties fo:color="#000080" fo:font-size="24pt" style:text-underline-style="none" fo:font-weight="bold" style:font-size-asian="44pt" style:font-weight-asian="bold" style:font-size-complex="44pt" style:font-weight-complex="bold"/>
    </style:style>
    <style:style style:name="T3" style:family="text">
      <style:text-properties fo:color="#000000" fo:font-size="20pt" style:text-underline-style="none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20pt" style:text-underline-style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T6" style:family="text">
      <style:text-properties fo:color="#004586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fo:color="#000080" fo:font-size="22pt" style:text-underline-style="none" fo:font-weight="normal" style:font-size-asian="22pt" style:font-weight-asian="normal" style:font-size-complex="22pt" style:font-weight-complex="normal"/>
    </style:style>
    <style:style style:name="T8" style:family="text">
      <style:text-properties fo:color="#000000" fo:font-size="20pt" style:text-underline-style="none" fo:font-weight="normal" style:font-size-asian="20pt" style:font-weight-asian="normal" style:font-size-complex="20pt" style:font-weight-complex="normal"/>
    </style:style>
    <style:style style:name="T9" style:family="text">
      <style:text-properties fo:color="#004586" fo:font-size="2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size="20pt" style:text-underline-style="none" fo:font-weight="normal" style:font-size-asian="26pt" style:font-weight-asian="normal" style:font-size-complex="26pt" style:font-weight-complex="normal"/>
    </style:style>
    <style:style style:name="T11" style:family="text">
      <style:text-properties fo:color="#0084d1" fo:font-size="24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2" style:family="text">
      <style:text-properties fo:color="#004586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4586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004586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1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00008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color="#0066cc" fo:font-size="24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2" style:family="text">
      <style:text-properties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7.2cm" svg:height="17.935cm" svg:x="0.4cm" svg:y="1.2cm" presentation:class="subtitle" presentation:user-transformed="true">
          <draw:text-box>
            <text:p><text:span text:style-name="T1">Next Gen Performance Engineer: Interpreting Load Test logs with AI</text:span></text:p>
            <text:p><text:span text:style-name="T2"/></text:p>
            <text:p><text:span text:style-name="T2"/></text:p>
            <text:p><text:span text:style-name="T2"><text:s text:c="2"/></text:span><text:span text:style-name="T3">Presented By- Team CMI Apprentice</text:span></text:p>
            <text:p><text:span text:style-name="T3"><text:s text:c="3"/></text:span><text:span text:style-name="T4">(</text:span><text:span text:style-name="T5">Suranjan, Shubhadip,Aman,Gautam, Anup</text:span><text:span text:style-name="T4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4cm" svg:x="1.4cm" svg:y="2cm" presentation:class="title" presentation:user-transformed="true">
          <draw:text-box>
            <text:list text:style-name="L1">
              <text:list-header>
                <text:p text:style-name="P3"><text:span text:style-name="T6">Problem Statement-</text:span><text:span text:style-name="T7"> </text:span><text:span text:style-name="T8">Engineers need help Interpreting Complex load test results to identify Performance Issue </text:span></text:p>
              </text:list-header>
            </text:list>
          </draw:text-box>
        </draw:frame>
        <draw:frame presentation:style-name="pr4" draw:text-style-name="P5" draw:layer="layout" svg:width="25.199cm" svg:height="11.773cm" svg:x="1.4cm" svg:y="7cm" presentation:class="outline" presentation:user-transformed="true">
          <draw:text-box>
            <text:list text:style-name="L2">
              <text:list-header>
                <text:p text:style-name="P4"><text:span text:style-name="T9">Overall Objective-</text:span></text:p>
              </text:list-header>
              <text:list-item>
                <text:p text:style-name="P5"><text:span text:style-name="T10">Automate the interpretation of load-test results from logs.</text:span></text:p>
              </text:list-item>
              <text:list-item>
                <text:p text:style-name="P5"><text:span text:style-name="T10">Provide instant, human-readable summaries of performance metrics, anomalies, and recommendations.</text:span></text:p>
              </text:list-item>
              <text:list-item>
                <text:p text:style-name="P5"><text:span text:style-name="T10">Enable non-technical stakeholders to query load-test outcomes in plain language.</text:span></text:p>
              </text:list-item>
              <text:list-item>
                <text:p text:style-name="P5"><text:span text:style-name="T10">Reduce analysis time and improve decision-making for performance engineering tea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7"><text:span text:style-name="T11">Core Component</text:span></text:p>
          </draw:text-box>
        </draw:frame>
        <draw:frame presentation:style-name="pr6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Data Ingestion Layer</text:span><text:span text:style-name="T13"> -</text:span><text:span text:style-name="T14"> </text:span><text:span text:style-name="T15">Pulls in raw data from JMeter/Gatling/LoadRunner. Normalizes formats (CSV, XML, JSON).</text:span></text:p>
              </text:list-item>
              <text:list-item>
                <text:p><text:span text:style-name="T12">Data Processing Layer -</text:span><text:span text:style-name="T15"> Aggregates metrics like response time, throughput, error %, CPU/memory stats from APM/OS.</text:span></text:p>
              </text:list-item>
              <text:list-item>
                <text:p><text:span text:style-name="T12">Storage Layer</text:span><text:span text:style-name="T16"> -</text:span><text:span text:style-name="T15"> Stores both raw and processed data in a time-series DB.</text:span></text:p>
              </text:list-item>
              <text:list-item>
                <text:p><text:span text:style-name="T12">Analytics Engine</text:span><text:span text:style-name="T16"> -</text:span><text:span text:style-name="T15"> Applies SLA/SLO rules, trend analysis, statistical comparisons, and anomaly detection (ML optional).</text:span></text:p>
              </text:list-item>
              <text:list-item>
                <text:p><text:span text:style-name="T12">Visualization Layer</text:span><text:span text:style-name="T16"> -</text:span><text:span text:style-name="T15"> Real-time dashboards, charts of latency distribution, error rates, and throughput.</text:span></text:p>
              </text:list-item>
              <text:list-item>
                <text:p><text:span text:style-name="T12">Reporting Layer -</text:span><text:span text:style-name="T15"> Creates reports summarizing key findings; triggers aler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2" draw:text-style-name="P11" draw:layer="layout" svg:width="6.4cm" svg:height="2cm" svg:x="9cm" svg:y="1.2cm">
          <text:p text:style-name="P10"><text:span text:style-name="T17"><text:s/></text:span><text:span text:style-name="T17">Load Test Results <text:s/></text:span></text:p>
        </draw:rect>
        <draw:line draw:style-name="gr3" draw:text-style-name="P10" draw:layer="layout" svg:x1="12cm" svg:y1="3.2cm" svg:x2="12cm" svg:y2="4.4cm">
          <text:p/>
        </draw:line>
        <draw:rect draw:style-name="gr2" draw:text-style-name="P11" draw:layer="layout" svg:width="6.6cm" svg:height="1.6cm" svg:x="8.8cm" svg:y="4.4cm">
          <text:p text:style-name="P10"><text:span text:style-name="T17">Data Ingestion Layer <text:s/></text:span></text:p>
        </draw:rect>
        <draw:line draw:style-name="gr3" draw:text-style-name="P10" draw:layer="layout" svg:x1="11.824cm" svg:y1="6cm" svg:x2="11.824cm" svg:y2="7cm">
          <text:p/>
        </draw:line>
        <draw:rect draw:style-name="gr2" draw:text-style-name="P11" draw:layer="layout" svg:width="7.2cm" svg:height="1.6cm" svg:x="8.4cm" svg:y="7cm">
          <text:p text:style-name="P10"><text:span text:style-name="T17">Processing / Analysis</text:span></text:p>
        </draw:rect>
        <draw:line draw:style-name="gr3" draw:text-style-name="P10" draw:layer="layout" svg:x1="12cm" svg:y1="8.8cm" svg:x2="12cm" svg:y2="9.8cm">
          <text:p/>
        </draw:line>
        <draw:rect draw:style-name="gr2" draw:text-style-name="P11" draw:layer="layout" svg:width="7cm" svg:height="1.8cm" svg:x="8.4cm" svg:y="9.8cm">
          <text:p text:style-name="P10"><text:span text:style-name="T17"><text:s/></text:span><text:span text:style-name="T17">Summary Generation </text:span></text:p>
        </draw:rect>
        <draw:line draw:style-name="gr3" draw:text-style-name="P10" draw:layer="layout" svg:x1="12.2cm" svg:y1="11.6cm" svg:x2="12.2cm" svg:y2="13.2cm">
          <text:p/>
        </draw:line>
        <draw:rect draw:style-name="gr2" draw:text-style-name="P11" draw:layer="layout" svg:width="7.4cm" svg:height="1.8cm" svg:x="8.4cm" svg:y="13.2cm">
          <text:p text:style-name="P10"><text:span text:style-name="T17">LLM Instance (to find tune</text:span><text:span text:style-name="T17"><text:line-break/></text:span><text:span text:style-name="T17"> response)</text:span></text:p>
        </draw:rect>
        <draw:line draw:style-name="gr3" draw:text-style-name="P10" draw:layer="layout" svg:x1="12cm" svg:y1="15.2cm" svg:x2="12cm" svg:y2="17cm">
          <text:p/>
        </draw:line>
        <draw:rect draw:style-name="gr2" draw:text-style-name="P11" draw:layer="layout" svg:width="7.4cm" svg:height="2.2cm" svg:x="8.2cm" svg:y="17cm">
          <text:p text:style-name="P10"><text:span text:style-name="T17"><text:s/></text:span><text:span text:style-name="T17">User / Stakeholders </text:span></text:p>
        </draw:rect>
        <draw:frame draw:style-name="gr4" draw:layer="layout" svg:width="0.502cm" svg:height="1.204cm" svg:x="24.4cm" svg:y="14.2cm">
          <draw:text-box>
            <text:p/>
          </draw:text-box>
        </draw:frame>
        <draw:frame draw:style-name="gr4" draw:layer="layout" svg:width="0.502cm" svg:height="1.204cm" svg:x="20.2cm" svg:y="10cm">
          <draw:text-box>
            <text:p/>
          </draw:text-box>
        </draw:frame>
        <draw:frame draw:style-name="gr5" draw:text-style-name="P12" draw:layer="layout" svg:width="7.978cm" svg:height="0.963cm" svg:x="16cm" svg:y="1.637cm">
          <draw:text-box>
            <text:p><text:span text:style-name="T17">Jmeter log (CSV)</text:span></text:p>
          </draw:text-box>
        </draw:frame>
        <draw:frame draw:style-name="gr6" draw:text-style-name="P13" draw:layer="layout" svg:width="2.576cm" svg:height="0.963cm" svg:x="12.8cm" svg:y="3.2cm">
          <draw:text-box>
            <text:p text:style-name="P13"><text:span text:style-name="T18">pandas</text:span></text:p>
          </draw:text-box>
        </draw:frame>
        <draw:frame draw:style-name="gr7" draw:text-style-name="P12" draw:layer="layout" svg:width="6.877cm" svg:height="0.963cm" svg:x="16cm" svg:y="4.637cm">
          <draw:text-box>
            <text:p><text:span text:style-name="T17">(Read &amp; validate CSV)</text:span></text:p>
          </draw:text-box>
        </draw:frame>
        <draw:frame draw:style-name="gr4" draw:layer="layout" svg:width="0.502cm" svg:height="1.204cm" svg:x="12.4cm" svg:y="6.4cm">
          <draw:text-box>
            <text:p/>
          </draw:text-box>
        </draw:frame>
        <draw:frame draw:style-name="gr8" draw:text-style-name="P13" draw:layer="layout" svg:width="4.659cm" svg:height="0.963cm" svg:x="12.2cm" svg:y="6.037cm">
          <draw:text-box>
            <text:p text:style-name="P13"><text:span text:style-name="T18">IsolationForest</text:span></text:p>
          </draw:text-box>
        </draw:frame>
        <draw:frame draw:style-name="gr9" draw:text-style-name="P12" draw:layer="layout" svg:width="11.284cm" svg:height="0.963cm" svg:x="16.2cm" svg:y="7.4cm">
          <draw:text-box>
            <text:p><text:span text:style-name="T17">(Compute metrics &amp; detect anomalies)</text:span></text:p>
          </draw:text-box>
        </draw:frame>
        <draw:frame draw:style-name="gr10" draw:text-style-name="P13" draw:layer="layout" svg:width="2.394cm" svg:height="0.963cm" svg:x="12.206cm" svg:y="8.637cm">
          <draw:text-box>
            <text:p text:style-name="P13"><text:span text:style-name="T18">numpy</text:span></text:p>
          </draw:text-box>
        </draw:frame>
        <draw:frame draw:style-name="gr11" draw:text-style-name="P12" draw:layer="layout" svg:width="10.472cm" svg:height="0.963cm" svg:x="16.4cm" svg:y="10.437cm">
          <draw:text-box>
            <text:p><text:span text:style-name="T17">(Create report &amp; recommendations)</text:span></text:p>
          </draw:text-box>
        </draw:frame>
        <draw:frame draw:style-name="gr12" draw:text-style-name="P12" draw:layer="layout" svg:width="10.378cm" svg:height="0.963cm" svg:x="16.4cm" svg:y="13.6cm">
          <draw:text-box>
            <text:p><text:span text:style-name="T17">(Answer questions using summary)</text:span></text:p>
          </draw:text-box>
        </draw:frame>
        <draw:frame draw:style-name="gr13" draw:text-style-name="P13" draw:layer="layout" svg:width="1.488cm" svg:height="0.963cm" svg:x="12.912cm" svg:y="15.437cm">
          <draw:text-box>
            <text:p text:style-name="P13"><text:span text:style-name="T18">CLI</text:span></text:p>
          </draw:text-box>
        </draw:frame>
        <draw:frame draw:style-name="gr14" draw:text-style-name="P12" draw:layer="layout" svg:width="8.461cm" svg:height="0.963cm" svg:x="17.2cm" svg:y="17.437cm">
          <draw:text-box>
            <text:p><text:span text:style-name="T17">(Ask &amp; get insights instantly)</text:span></text:p>
          </draw:text-box>
        </draw:frame>
        <draw:frame draw:style-name="gr15" draw:text-style-name="P14" draw:layer="layout" svg:width="6.678cm" svg:height="1.055cm" svg:x="1.6cm" svg:y="1cm">
          <draw:text-box>
            <text:p><text:span text:style-name="T19">Architectural View</text:span></text:p>
          </draw:text-box>
        </draw:frame>
        <draw:frame draw:style-name="gr16" draw:text-style-name="P15" draw:layer="layout" svg:width="3.423cm" svg:height="1cm" svg:x="12.41cm" svg:y="12cm">
          <draw:text-box>
            <text:p text:style-name="P15"><text:span text:style-name="T20">ChatOpenA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>
          <draw:text-box>
            <text:p text:style-name="P7"><text:span text:style-name="T21">Business Value</text:span></text:p>
          </draw:text-box>
        </draw:frame>
        <draw:frame presentation:style-name="pr7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Faster Decision-Making.</text:span></text:p>
              </text:list-item>
              <text:list-item>
                <text:p text:style-name="P7"><text:span text:style-name="T22">Early Risk Detection</text:span></text:p>
              </text:list-item>
              <text:list-item>
                <text:p text:style-name="P7"><text:span text:style-name="T22">Improved Collaboration</text:span></text:p>
              </text:list-item>
              <text:list-item>
                <text:p text:style-name="P7"><text:span text:style-name="T22">Lower Operational Costs</text:span></text:p>
              </text:list-item>
              <text:list-item>
                <text:p text:style-name="P7"><text:span text:style-name="T22">Better Capacity Planning</text:span></text:p>
              </text:list-item>
              <text:list-item>
                <text:p text:style-name="P7"><text:span text:style-name="T22">Competitive Advant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7cm" svg:x="1.4cm" svg:y="0.836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09-19T14:00:51.47</meta:creation-date>
    <meta:editing-duration>PT3H56M2S</meta:editing-duration>
    <meta:editing-cycles>78</meta:editing-cycles>
    <dc:date>2025-09-19T18:31:00.55</dc:date>
    <meta:generator>OpenOffice/4.1.15$Win32 OpenOffice.org_project/4115m2$Build-9813</meta:generator>
    <meta:document-statistic meta:object-count="75"/>
  </office:meta>
</office:document-meta>
</file>